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Arial, sans-serif"/>
    <style:font-face style:name="Google Sans Flex" svg:font-family="'Google Sans Flex', 'Google Sans', 'Helvetica Neue', sans-serif"/>
    <style:font-face style:name="Google Sans Text" svg:font-family="'Google Sans Text', sans-serif"/>
    <style:font-face style:name="Google Sans1" svg:font-family="'Google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a1" style:family="table">
      <style:table-properties style:width="17cm" fo:break-before="auto" fo:break-after="auto" table:align="left" fo:keep-with-next="auto"/>
    </style:style>
    <style:style style:name="Tabla1.A" style:family="table-column">
      <style:table-column-properties style:column-width="3.57cm"/>
    </style:style>
    <style:style style:name="Tabla1.B" style:family="table-column">
      <style:table-column-properties style:column-width="6.678cm"/>
    </style:style>
    <style:style style:name="Tabla1.C" style:family="table-column">
      <style:table-column-properties style:column-width="6.752cm"/>
    </style:style>
    <style:style style:name="Tabla1.A1" style:family="table-cell">
      <style:table-cell-properties style:vertical-align="middle" fo:padding-left="0.318cm" fo:padding-right="0.318cm" fo:padding-top="0.212cm" fo:padding-bottom="0.212cm" fo:border="0.05pt solid #000000"/>
    </style:style>
    <style:style style:name="Tabla2" style:family="table">
      <style:table-properties style:width="17cm" table:align="left"/>
    </style:style>
    <style:style style:name="Tabla2.A" style:family="table-column">
      <style:table-column-properties style:column-width="4.207cm"/>
    </style:style>
    <style:style style:name="Tabla2.B" style:family="table-column">
      <style:table-column-properties style:column-width="4.205cm"/>
    </style:style>
    <style:style style:name="Tabla2.C" style:family="table-column">
      <style:table-column-properties style:column-width="8.588cm"/>
    </style:style>
    <style:style style:name="Tabla2.A1" style:family="table-cell">
      <style:table-cell-properties style:vertical-align="middle" fo:padding="0.049cm" fo:border="0.05pt solid #000000"/>
    </style:style>
    <style:style style:name="P1" style:family="paragraph" style:parent-style-name="Standard">
      <style:text-properties officeooo:paragraph-rsid="000d9472"/>
    </style:style>
    <style:style style:name="P2"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style>
    <style:style style:name="P3"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text-properties fo:color="#1f1f1f" loext:opacity="100%" style:font-name="Google Sans Text" fo:font-weight="bold" loext:padding="0cm" loext:border="none"/>
    </style:style>
    <style:style style:name="P4"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text-properties fo:color="#1f1f1f" loext:opacity="100%" style:font-name="Google Sans Text" loext:padding="0cm" loext:border="none"/>
    </style:style>
    <style:style style:name="P5" style:family="paragraph" style:parent-style-name="Standard">
      <style:text-properties officeooo:rsid="000d9472"/>
    </style:style>
    <style:style style:name="P6" style:family="paragraph" style:parent-style-name="Standard">
      <style:text-properties style:text-underline-style="solid" style:text-underline-width="auto" style:text-underline-color="font-color"/>
    </style:style>
    <style:style style:name="P7" style:family="paragraph" style:parent-style-name="Heading_20_2">
      <style:text-properties style:font-name="Google Sans Flex" fo:font-size="15pt" fo:letter-spacing="normal" style:text-underline-style="solid" style:text-underline-width="auto" style:text-underline-color="font-color" fo:font-weight="bold"/>
    </style:style>
    <style:style style:name="P8"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1f1f" loext:opacity="100%" style:font-name="Google Sans Flex" fo:font-size="12pt" fo:letter-spacing="normal" fo:font-style="normal" style:text-underline-style="solid" style:text-underline-width="auto" style:text-underline-color="font-color" fo:font-weight="normal"/>
    </style:style>
    <style:style style:name="P9" style:family="paragraph" style:parent-style-name="Heading_20_3">
      <style:paragraph-properties fo:margin-left="0cm" fo:margin-right="0cm" fo:margin-top="0.741cm" fo:margin-bottom="0.212cm" style:contextual-spacing="false" style:line-height-at-least="0.635cm" fo:text-indent="0cm" style:auto-text-indent="false"/>
      <style:text-properties style:font-name="Google Sans Flex" fo:font-size="12pt" fo:letter-spacing="normal" style:text-underline-style="solid" style:text-underline-width="auto" style:text-underline-color="font-color" fo:font-weight="bold"/>
    </style:style>
    <style:style style:name="P10" style:family="paragraph" style:parent-style-name="Text_20_body">
      <style:text-properties style:text-underline-style="solid" style:text-underline-width="auto" style:text-underline-color="font-color"/>
    </style:style>
    <style:style style:name="P11"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1f1f" loext:opacity="100%" style:font-name="Google Sans Flex" fo:font-size="12pt" fo:letter-spacing="normal" fo:font-style="normal" style:text-underline-style="none" fo:font-weight="normal"/>
    </style:style>
    <style:style style:name="P12" style:family="paragraph" style:parent-style-name="Text_20_body">
      <style:paragraph-properties fo:margin-left="0cm" fo:margin-right="0cm" fo:margin-top="0cm" fo:margin-bottom="0.212cm" style:contextual-spacing="false" fo:orphans="2" fo:widows="2" fo:text-indent="0cm" style:auto-text-indent="false"/>
      <style:text-properties fo:font-variant="normal" fo:text-transform="none" fo:color="#1f1f1f" loext:opacity="100%" style:font-name="Google Sans Flex" fo:font-size="12pt" fo:letter-spacing="normal" fo:font-style="normal" style:text-underline-style="none" fo:font-weight="normal"/>
    </style:style>
    <style:style style:name="P13" style:family="paragraph" style:parent-style-name="Text_20_body" style:list-style-name="L1">
      <style:paragraph-properties fo:margin-left="0cm" fo:margin-right="0cm" fo:margin-top="0.212cm" fo:margin-bottom="0.212cm" style:contextual-spacing="false" fo:orphans="2" fo:widows="2" fo:text-indent="0cm" style:auto-text-indent="false" fo:padding="0cm" fo:border="none"/>
      <style:text-properties fo:font-variant="normal" fo:text-transform="none" fo:color="#1f1f1f" loext:opacity="100%" style:font-name="Google Sans Flex" fo:font-size="12pt" fo:letter-spacing="normal" fo:font-style="normal" style:text-underline-style="none" fo:font-weight="normal"/>
    </style:style>
    <style:style style:name="P14" style:family="paragraph" style:parent-style-name="Text_20_body" style:list-style-name="L1">
      <style:paragraph-properties fo:margin-left="0cm" fo:margin-right="0cm" fo:margin-top="0.212cm" fo:margin-bottom="0.212cm" style:contextual-spacing="false" fo:orphans="2" fo:widows="2" fo:text-indent="0cm" style:auto-text-indent="false" fo:padding="0cm" fo:border="none"/>
      <style:text-properties style:text-underline-style="none"/>
    </style:style>
    <style:style style:name="P15" style:family="paragraph" style:parent-style-name="Heading_20_3">
      <style:text-properties style:font-name="Google Sans1" style:text-underline-style="none" officeooo:paragraph-rsid="00119065"/>
    </style:style>
    <style:style style:name="P16"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17" style:family="paragraph" style:parent-style-name="Table_20_Contents">
      <style:paragraph-properties fo:margin-left="0cm" fo:margin-right="0cm" fo:margin-top="0cm" fo:margin-bottom="0cm" style:contextual-spacing="false" fo:line-height="114%" fo:text-indent="0cm" style:auto-text-indent="false"/>
    </style:style>
    <style:style style:name="P18"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19"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20" style:family="paragraph" style:parent-style-name="Text_20_body">
      <style:text-properties style:text-underline-style="none"/>
    </style:style>
    <style:style style:name="P21" style:family="paragraph" style:parent-style-name="Text_20_body">
      <style:text-properties style:text-underline-style="none" officeooo:paragraph-rsid="0014bace"/>
    </style:style>
    <style:style style:name="P22" style:family="paragraph" style:parent-style-name="Text_20_body" style:list-style-name="L2">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apple-system" fo:font-size="12pt" fo:letter-spacing="normal" fo:font-style="normal" style:text-underline-style="none" fo:font-weight="normal"/>
    </style:style>
    <style:style style:name="P23" style:family="paragraph" style:parent-style-name="Text_20_body" style:list-style-name="L2">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24" style:family="paragraph" style:parent-style-name="Standard">
      <style:paragraph-properties fo:margin-left="0cm" fo:margin-right="0cm" fo:margin-top="0cm" fo:margin-bottom="0.318cm" style:contextual-spacing="false" style:line-height-at-least="0.635cm" fo:text-align="center" style:justify-single-word="false" fo:orphans="2" fo:widows="2" fo:text-indent="0cm" style:auto-text-indent="false"/>
      <style:text-properties officeooo:paragraph-rsid="00166beb"/>
    </style:style>
    <style:style style:name="P25" style:family="paragraph" style:parent-style-name="Standard">
      <style:paragraph-properties fo:margin-left="0cm" fo:margin-right="0cm" fo:margin-top="0cm" fo:margin-bottom="0.318cm" style:contextual-spacing="false" style:line-height-at-least="0.635cm" fo:orphans="2" fo:widows="2" fo:text-indent="0cm" style:auto-text-indent="false"/>
      <style:text-properties fo:font-variant="normal" fo:text-transform="none" fo:color="#000000" loext:opacity="100%" style:font-name="Google Sans" fo:font-size="12pt" fo:letter-spacing="normal" fo:font-style="normal" fo:font-weight="normal" officeooo:paragraph-rsid="00166beb" style:font-weight-asian="normal" style:font-weight-complex="normal"/>
    </style:style>
    <style:style style:name="P26" style:family="paragraph" style:parent-style-name="Text_20_body" style:list-style-name="L3">
      <style:paragraph-properties fo:margin-left="0cm" fo:margin-right="0cm" fo:margin-top="0cm" fo:margin-bottom="0.318cm" style:contextual-spacing="false" style:line-height-at-least="0.635cm" fo:orphans="2" fo:widows="2" fo:text-indent="0cm" style:auto-text-indent="false" fo:padding="0cm" fo:border="none"/>
      <style:text-properties officeooo:paragraph-rsid="00166beb"/>
    </style:style>
    <style:style style:name="T1" style:family="text">
      <style:text-properties officeooo:rsid="000d9472"/>
    </style:style>
    <style:style style:name="T2" style:family="text">
      <style:text-properties fo:color="#1f1f1f" loext:opacity="100%" style:font-name="Google Sans Text" loext:padding="0cm" loext:border="none"/>
    </style:style>
    <style:style style:name="T3" style:family="text">
      <style:text-properties style:text-underline-style="solid" style:text-underline-width="auto" style:text-underline-color="font-color"/>
    </style:style>
    <style:style style:name="T4" style:family="text">
      <style:text-properties fo:background-color="#ffff00" loext:char-shading-value="0"/>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style:text-underline-style="none"/>
    </style:style>
    <style:style style:name="T10" style:family="text">
      <style:text-properties style:text-underline-style="none" fo:background-color="#ffff00" loext:char-shading-value="0"/>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Google Sans Flex" fo:font-size="12pt" fo:letter-spacing="normal" style:text-underline-style="none" fo:font-weight="bold"/>
    </style:style>
    <style:style style:name="T15" style:family="text">
      <style:text-properties fo:font-weight="bold"/>
    </style:style>
    <style:style style:name="T16" style:family="text">
      <style:text-properties fo:font-variant="normal" fo:text-transform="none" fo:color="#1f1f1f" loext:opacity="100%" style:font-name="Google Sans Flex" fo:font-size="12pt" fo:letter-spacing="normal" fo:font-style="normal" fo:font-weight="bold"/>
    </style:style>
    <style:style style:name="T17" style:family="text">
      <style:text-properties fo:font-variant="normal" fo:text-transform="none" fo:color="#1f1f1f" loext:opacity="100%" style:font-name="Google Sans Flex" fo:font-size="12pt" fo:letter-spacing="normal" fo:font-style="normal" fo:font-weight="normal"/>
    </style:style>
    <style:style style:name="T18" style:family="text">
      <style:text-properties style:font-name="Google Sans Text"/>
    </style:style>
    <style:style style:name="T19" style:family="text">
      <style:text-properties style:font-name="Google Sans Text" style:font-name-asian="Google Sans Text" style:font-name-complex="Google Sans Text"/>
    </style:style>
    <style:style style:name="T20" style:family="text">
      <style:text-properties officeooo:rsid="0012cf89"/>
    </style:style>
    <style:style style:name="T21" style:family="text">
      <style:text-properties officeooo:rsid="0014bace"/>
    </style:style>
    <style:style style:name="T22" style:family="text">
      <style:text-properties fo:font-variant="normal" fo:text-transform="none" fo:color="#000000" loext:opacity="100%" style:font-name="Google Sans" fo:font-size="12pt" fo:letter-spacing="normal" fo:font-style="normal" style:text-underline-style="solid" style:text-underline-width="auto" style:text-underline-color="font-color" fo:font-weight="bold" officeooo:rsid="00091910" style:font-weight-asian="bold" style:font-weight-complex="bold"/>
    </style:style>
    <style:style style:name="T23" style:family="text">
      <style:text-properties fo:font-variant="normal" fo:text-transform="none" fo:color="#000000" loext:opacity="100%" style:font-name="Google Sans" fo:font-size="12pt" fo:letter-spacing="normal" fo:font-style="normal" style:text-underline-style="solid" style:text-underline-width="auto" style:text-underline-color="font-color" fo:font-weight="bold" style:font-weight-asian="bold" style:font-weight-complex="bold"/>
    </style:style>
    <style:style style:name="T24" style:family="text">
      <style:text-properties fo:font-variant="normal" fo:text-transform="none" fo:color="#000000" loext:opacity="100%" style:font-name="Google Sans" fo:font-size="12pt" fo:letter-spacing="normal" fo:font-style="normal" fo:font-weight="normal" style:font-weight-asian="normal" style:font-weight-complex="normal"/>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arquitectura Medallion <text:span text:style-name="T1">(bronce plata oro)</text:span></text:p>
      <text:p text:style-name="Standard"/>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2"><text:span text:style-name="Strong_20_Emphasis"><text:span text:style-name="T2">Componente</text:span></text:span></text:p>
            </table:table-cell>
            <table:table-cell table:style-name="Tabla1.A1" office:value-type="string">
              <text:p text:style-name="P2"><text:span text:style-name="Strong_20_Emphasis"><text:span text:style-name="T2">Descripción Técnica</text:span></text:span></text:p>
            </table:table-cell>
            <table:table-cell table:style-name="Tabla1.A1" office:value-type="string">
              <text:p text:style-name="P2"><text:span text:style-name="Strong_20_Emphasis"><text:span text:style-name="T2">Función en la Gestión de Tickets</text:span></text:span></text:p>
            </table:table-cell>
          </table:table-row>
        </table:table-header-rows>
        <table:table-row>
          <table:table-cell table:style-name="Tabla1.A1" office:value-type="string">
            <text:p text:style-name="P3">Origen de Datos</text:p>
          </table:table-cell>
          <table:table-cell table:style-name="Tabla1.A1" office:value-type="string">
            <text:p text:style-name="P4">API de CRM (Salesforce, Zendesk), Webhooks, Logs de Chat</text:p>
          </table:table-cell>
          <table:table-cell table:style-name="Tabla1.A1" office:value-type="string">
            <text:p text:style-name="P4">Punto de entrada de todas las consultas y quejas de clientes.</text:p>
          </table:table-cell>
        </table:table-row>
        <table:table-row>
          <table:table-cell table:style-name="Tabla1.A1" office:value-type="string">
            <text:p text:style-name="P3">Formato en Bronce</text:p>
          </table:table-cell>
          <table:table-cell table:style-name="Tabla1.A1" office:value-type="string">
            <text:p text:style-name="P4">JSON, CSV, logs de texto, archivos de audio transcritos</text:p>
          </table:table-cell>
          <table:table-cell table:style-name="Tabla1.A1" office:value-type="string">
            <text:p text:style-name="P4">Almacenamiento crudo para preservar el linaje completo.</text:p>
          </table:table-cell>
        </table:table-row>
        <table:table-row>
          <table:table-cell table:style-name="Tabla1.A1" office:value-type="string">
            <text:p text:style-name="P3">Propiedades ACID</text:p>
          </table:table-cell>
          <table:table-cell table:style-name="Tabla1.A1" office:value-type="string">
            <text:p text:style-name="P4">Soporte de transacciones vía Delta Lake o OneLake</text:p>
          </table:table-cell>
          <table:table-cell table:style-name="Tabla1.A1" office:value-type="string">
            <text:p text:style-name="P4">Evita la pérdida de tickets durante picos de ingesta masiva.</text:p>
          </table:table-cell>
        </table:table-row>
        <table:table-row>
          <table:table-cell table:style-name="Tabla1.A1" office:value-type="string">
            <text:p text:style-name="P3">Políticas de Retención</text:p>
          </table:table-cell>
          <table:table-cell table:style-name="Tabla1.A1" office:value-type="string">
            <text:p text:style-name="P4">Archivo de largo plazo en almacenamiento de bajo costo</text:p>
          </table:table-cell>
          <table:table-cell table:style-name="Tabla1.A1" office:value-type="string">
            <text:p text:style-name="P4">Cumplimiento legal para auditorías de servicio al cliente.</text:p>
          </table:table-cell>
        </table:table-row>
      </table:table>
      <text:p text:style-name="Standard"/>
      <text:p text:style-name="Standard">Para un sistema de tickets, la capa Bronce debe manejar flujos de datos tanto por lotes (batch) como en tiempo real (streaming). Mientras que las actualizaciones históricas de CRM pueden cargarse periódicamente, las interacciones críticas de soporte requieren una ingesta de baja latencia para permitir respuestas proactivas. <text:span text:style-name="T3">La tecnología Delta Lake </text:span>es fundamental en esta etapa, ya que proporciona propiedades <text:span text:style-name="T4">ACID (Atomicidad, Consistencia, Aislamiento y Durabilidad)</text:span> sobre archivos Parquet, lo que garantiza que las lecturas y escrituras simultáneas no corrompan los registros de los tickets. <text:s text:c="2"/></text:p>
      <text:p text:style-name="Standard"/>
      <text:p text:style-name="Standard"/>
      <text:p text:style-name="Standard">El proceso de refinamiento en Plata para tickets incluye la normalización de estados (por ejemplo, consolidar <text:span text:style-name="T5">"En espera", "Pendiente" y "Aguardando respuesta"</text:span> en un único estado estandarizado), el manejo de valores nulos y la deduplicación de registros. Sin embargo, la mayor prioridad en esta capa es el cumplimiento de la gobernanza mediante la validación del esquema y la aplicación de marcos de calidad como el <text:span text:style-name="T4">CACTUS (Completeness, Accuracy, Consistency, Timeliness, Uniqueness, Stability).</text:span> <text:span text:style-name="T6">Los registros de tickets que no cumplen con estos criterios son desviados a una tabla de cuarentena para su revisión manual por parte de los administradores de datos (stewards), evitando que la mala calidad del dato se propague a los tableros de control ejecutivos</text:span></text:p>
      <text:p text:style-name="P5"/>
      <text:p text:style-name="Standard"/>
      <text:p text:style-name="Standard">Finalmente, la capa Oro entrega datos altamente agregados y optimizados para el consumo por parte de analistas de negocio y modelos de aprendizaje automático. En esta etapa, la arquitectura de tickets se organiza habitualmente en <text:span text:style-name="T7">modelos dimensionales (estrella o copo de nieve)</text:span>, facilitando consultas rápidas sobre indicadores clave de desempeño (KPIs) como<text:span text:style-name="T3"> el Tiempo de Primera Respuesta (FRT) o el Tiempo de Resolución Total (TRT).</text:span></text:p>
      <text:p text:style-name="P6"/>
      <text:p text:style-name="P6"/>
      <text:p text:style-name="P6"/>
      <text:h text:style-name="P7" text:outline-level="2"><text:soft-page-break/>Implementación Técnica de la Seguridad Multicapa</text:h>
      <text:p text:style-name="P8"><text:bookmark text:name="p-c_b0fd23e3d55c7b79_79c1d329-fbed-41d9-87ef-525510da097e-27"/>La seguridad en una arquitectura de tickets de soporte no es un componente opcional, sino el cimiento sobre el cual se construye la confianza del cliente. Dada la sensibilidad de la PII manejada en los comentarios de los tickets, la protección debe implementarse de forma redundante en múltiples capas.   </text:p>
      <text:h text:style-name="P9" text:outline-level="3">Estrategias de Cifrado y Protección de la Red</text:h>
      <text:p text:style-name="P8"><text:bookmark text:name="p-c_b0fd23e3d55c7b79_79c1d329-fbed-41d9-87ef-525510da097e-28"/><text:span text:style-name="T8">El cifrado total es el primer pilar de la seguridad. </text:span><text:span text:style-name="T9">Todos los datos almacenados en el Lakehouse </text:span><text:span text:style-name="T10">deben protegerse mediante AES-256, </text:span><text:span text:style-name="T9">preferiblemente utilizando claves </text:span><text:span text:style-name="T8">administradas por el cliente (CMK)</text:span><text:span text:style-name="T9"> para garantizar un control soberano sobre la información. En movimiento, los datos deben </text:span><text:span text:style-name="T8">estar protegidos por protocolos TLS 1.2 o superiores</text:span><text:span text:style-name="T9">. Para fortalecer aún más esta postura, se recomienda el uso de redes </text:span><text:span text:style-name="T8">privadas virtuales (VPC) y enlaces privados (Private Links</text:span><text:span text:style-name="T11">)</text:span><text:span text:style-name="T12"> que aseguren que el tráfico de datos entre los sistemas de tickets y la plataforma de datos nunca atraviese el internet público,</text:span><text:span text:style-name="T13"> mitigando riesgos de interceptación y ataques de denegación de servicio.</text:span></text:p>
      <text:p text:style-name="P10"><text:line-break/><text:span text:style-name="T14">Gestión de Identidad y Control de Acceso Granular</text:span></text:p>
      <text:p text:style-name="P11"><text:bookmark text:name="p-c_b0fd23e3d55c7b79_79c1d329-fbed-41d9-87ef-525510da097e-29"/>El principio de mínimo privilegio debe regir todo acceso a la plataforma de datos. Esto se logra mediante la integración con proveedores de identidad (IdP) como Microsoft Entra ID u Okta, permitiendo un Control de Acceso Basado en Roles (RBAC) centralizado. Sin embargo, el RBAC tradicional a menudo resulta insuficiente para la complejidad de los datos de tickets, donde un agente puede necesitar ver el contenido de un ticket pero no el número de teléfono del cliente.   </text:p>
      <text:p text:style-name="P12">Para abordar esto, se implementan controles de grano fino:</text:p>
      <text:list text:style-name="L1">
        <text:list-item>
          <text:p text:style-name="P13"><text:bookmark text:name="p-c_b0fd23e3d55c7b79_79c1d329-fbed-41d9-87ef-525510da097e-30"/><text:span text:style-name="T15">Control de Acceso Basado en Atributos (ABAC):</text:span> Los permisos se conceden dinámicamente según etiquetas de sensibilidad (ej. "Nivel de PII: Alto") y atributos del usuario (ej. "Departamento: Soporte Nivel 1").   </text:p>
        </text:list-item>
        <text:list-item>
          <text:p text:style-name="P13"><text:bookmark text:name="p-c_b0fd23e3d55c7b79_79c1d329-fbed-41d9-87ef-525510da097e-31"/><text:span text:style-name="T15">Seguridad a Nivel de Fila (RLS):</text:span> Garantiza que los gerentes regionales solo puedan ver los tickets pertenecientes a su área geográfica específica.   </text:p>
        </text:list-item>
        <text:list-item>
          <text:p text:style-name="P14"><text:bookmark text:name="p-c_b0fd23e3d55c7b79_79c1d329-fbed-41d9-87ef-525510da097e-32"/><text:span text:style-name="T16">Enmascaramiento Dinámico de Columnas:</text:span><text:span text:style-name="T17"> Permite que los datos sensibles se almacenen de forma completa pero se muestren ocultos (ej. "XXXX-XXXX-1234") para usuarios sin autorización especial. </text:span></text:p>
        </text:list-item>
      </text:list>
      <text:h text:style-name="P15" text:outline-level="3">1. Ecosistema de Tecnologías de Bajo Coste (Open Source)</text:h>
      <text:p text:style-name="P16">Esta selección prioriza herramientas que puedes desplegar en servidores pequeños o utilizar en sus niveles gratuitos (Free Tier).</text:p>
      <table:table table:name="Tabla2" table:style-name="Tabla2">
        <table:table-column table:style-name="Tabla2.A"/>
        <table:table-column table:style-name="Tabla2.B"/>
        <table:table-column table:style-name="Tabla2.C"/>
        <table:table-header-rows>
          <text:soft-page-break/>
          <table:table-row>
            <table:table-cell table:style-name="Tabla2.A1" office:value-type="string">
              <text:p text:style-name="P17"><text:span text:style-name="Strong_20_Emphasis"><text:span text:style-name="T18">Capa / Función</text:span></text:span></text:p>
            </table:table-cell>
            <table:table-cell table:style-name="Tabla2.A1" office:value-type="string">
              <text:p text:style-name="P17"><text:span text:style-name="Strong_20_Emphasis"><text:span text:style-name="T18">Tecnología Recomendada</text:span></text:span></text:p>
            </table:table-cell>
            <table:table-cell table:style-name="Tabla2.A1" office:value-type="string">
              <text:p text:style-name="P17"><text:span text:style-name="Strong_20_Emphasis"><text:span text:style-name="T18">Justificación de Bajo Coste</text:span></text:span></text:p>
            </table:table-cell>
          </table:table-row>
        </table:table-header-rows>
        <table:table-row>
          <table:table-cell table:style-name="Tabla2.A1" office:value-type="string">
            <text:p text:style-name="P18">Ingesta (ETL/ELT)</text:p>
          </table:table-cell>
          <table:table-cell table:style-name="Tabla2.A1" office:value-type="string">
            <text:p text:style-name="P19"><text:span text:style-name="T15">Apache NiFi</text:span> o <text:span text:style-name="T15">Airflow</text:span></text:p>
          </table:table-cell>
          <table:table-cell table:style-name="Tabla2.A1" office:value-type="string">
            <text:p text:style-name="P19">Código abierto, sin costes de licencia por volumen de datos.</text:p>
          </table:table-cell>
        </table:table-row>
        <table:table-row>
          <table:table-cell table:style-name="Tabla2.A1" office:value-type="string">
            <text:p text:style-name="P18">Almacenamiento</text:p>
          </table:table-cell>
          <table:table-cell table:style-name="Tabla2.A1" office:value-type="string">
            <text:p text:style-name="P19"><text:span text:style-name="T15">MinIO</text:span> o <text:span text:style-name="T15">S3 (Free Tier)</text:span></text:p>
          </table:table-cell>
          <table:table-cell table:style-name="Tabla2.A1" office:value-type="string">
            <text:p text:style-name="P19">MinIO es compatible con S3 y se puede auto-hostear gratis.</text:p>
          </table:table-cell>
        </table:table-row>
        <table:table-row>
          <table:table-cell table:style-name="Tabla2.A1" office:value-type="string">
            <text:p text:style-name="P18">Formato de Tabla</text:p>
          </table:table-cell>
          <table:table-cell table:style-name="Tabla2.A1" office:value-type="string">
            <text:p text:style-name="P18">Delta Lake</text:p>
          </table:table-cell>
          <table:table-cell table:style-name="Tabla2.A1" office:value-type="string">
            <text:p text:style-name="P19"><text:bookmark text:name="p-rc_45e4d848edc191d8-283"/>Permite transacciones ACID y "viaje en el tiempo" de forma gratuita.<text:span text:style-name="T19"/></text:p>
          </table:table-cell>
        </table:table-row>
        <table:table-row>
          <table:table-cell table:style-name="Tabla2.A1" office:value-type="string">
            <text:p text:style-name="P18">Transformación</text:p>
          </table:table-cell>
          <table:table-cell table:style-name="Tabla2.A1" office:value-type="string">
            <text:p text:style-name="P18">dbt (Core)</text:p>
          </table:table-cell>
          <table:table-cell table:style-name="Tabla2.A1" office:value-type="string">
            <text:p text:style-name="P19">Versión Open Source gratuita para transformar datos en SQL.</text:p>
          </table:table-cell>
        </table:table-row>
        <table:table-row>
          <table:table-cell table:style-name="Tabla2.A1" office:value-type="string">
            <text:p text:style-name="P18">Calidad de Datos</text:p>
          </table:table-cell>
          <table:table-cell table:style-name="Tabla2.A1" office:value-type="string">
            <text:p text:style-name="P18"><text:span text:style-name="T20">dbt tests/</text:span>Great Expectations</text:p>
          </table:table-cell>
          <table:table-cell table:style-name="Tabla2.A1" office:value-type="string">
            <text:p text:style-name="P19"><text:bookmark text:name="p-rc_45e4d848edc191d8-284"/>Marco gratuito para validar reglas de negocio y calidad.<text:span text:style-name="T19"/></text:p>
          </table:table-cell>
        </table:table-row>
        <table:table-row>
          <table:table-cell table:style-name="Tabla2.A1" office:value-type="string">
            <text:p text:style-name="P18">Gobernanza/Catálogo</text:p>
          </table:table-cell>
          <table:table-cell table:style-name="Tabla2.A1" office:value-type="string">
            <text:p text:style-name="P19"><text:span text:style-name="T15">DataHub</text:span> o <text:span text:style-name="T15">OpenMetadata</text:span></text:p>
          </table:table-cell>
          <table:table-cell table:style-name="Tabla2.A1" office:value-type="string">
            <text:p text:style-name="P19">Alternativas potentes a Collibra/Alation sin cuotas mensuales.</text:p>
          </table:table-cell>
        </table:table-row>
        <table:table-row>
          <table:table-cell table:style-name="Tabla2.A1" office:value-type="string">
            <text:p text:style-name="P18">Seguridad/SIEM</text:p>
          </table:table-cell>
          <table:table-cell table:style-name="Tabla2.A1" office:value-type="string">
            <text:p text:style-name="P18">Wazuh</text:p>
          </table:table-cell>
          <table:table-cell table:style-name="Tabla2.A1" office:value-type="string">
            <text:p text:style-name="P19">Plataforma Open Source completa para monitoreo y detección de amenazas.</text:p>
          </table:table-cell>
        </table:table-row>
        <table:table-row>
          <table:table-cell table:style-name="Tabla2.A1" office:value-type="string">
            <text:p text:style-name="P18">Enmascaramiento</text:p>
          </table:table-cell>
          <table:table-cell table:style-name="Tabla2.A1" office:value-type="string">
            <text:p text:style-name="P18">PostgreSQL Anonymizer</text:p>
          </table:table-cell>
          <table:table-cell table:style-name="Tabla2.A1" office:value-type="string">
            <text:p text:style-name="P19">Extensión gratuita para anonimizar PII directamente en la base de datos.</text:p>
          </table:table-cell>
        </table:table-row>
      </table:table>
      <text:p text:style-name="P20"/>
      <text:p text:style-name="P20"/>
      <text:p text:style-name="P20">Problem description</text:p>
      <text:p text:style-name="P20">4 points: Problem is well described and it's clear what the problem the project solves</text:p>
      <text:p text:style-name="P20">Cloud</text:p>
      <text:p text:style-name="P20">0 points: Cloud is not used, things run only locally</text:p>
      <text:p text:style-name="P20">2 points: The project is developed in the cloud</text:p>
      <text:p text:style-name="P20">4 points: The project is developed in the cloud and IaC tools are used</text:p>
      <text:p text:style-name="P20">Data ingestion (choose either batch or stream)</text:p>
      <text:p text:style-name="P20">4 points: Using consumer/producers and streaming technologies (like Kafka streaming, Spark streaming, Flink, etc)</text:p>
      <text:p text:style-name="P20">Data warehouse</text:p>
      <text:p text:style-name="P20">4 points: Tables are partitioned and clustered in a way that makes sense for the upstream queries (with explanation)</text:p>
      <text:p text:style-name="P20">Transformations (dbt, spark, etc)</text:p>
      <text:p text:style-name="P20">4 points: Tranformations are defined with dbt, Spark or similar technologies</text:p>
      <text:p text:style-name="P20"><text:soft-page-break/>Dashboard</text:p>
      <text:p text:style-name="P20">4 points: A dashboard with 2 tiles</text:p>
      <text:p text:style-name="P20">Reproducibility</text:p>
      <text:p text:style-name="P20">4 points: Instructions are clear, it's easy to run the code, and the code works</text:p>
      <text:p text:style-name="P20"/>
      <text:p text:style-name="P20"/>
      <text:p text:style-name="P21"><text:span text:style-name="T21">not graded:</text:span></text:p>
      <text:list text:style-name="L2">
        <text:list-item>
          <text:p text:style-name="P22">Add tests</text:p>
        </text:list-item>
        <text:list-item>
          <text:p text:style-name="P23">Use make</text:p>
        </text:list-item>
        <text:list-item>
          <text:p text:style-name="P23">Add CI/CD pipeline</text:p>
        </text:list-item>
      </text:list>
      <text:p text:style-name="P20"/>
      <text:p text:style-name="P20"/>
      <text:p text:style-name="P24"><text:span text:style-name="Strong_20_Emphasis"><text:span text:style-name="T22">L</text:span></text:span><text:span text:style-name="Strong_20_Emphasis"><text:span text:style-name="T23">a alineación del dato con el propósito del negocio.</text:span></text:span></text:p>
      <text:p text:style-name="P25">Aunque la IA puede procesar volúmenes brutales, falla en lo siguiente:</text:p>
      <text:list text:style-name="L3">
        <text:list-item>
          <text:p text:style-name="P26"><text:span text:style-name="Strong_20_Emphasis"><text:span text:style-name="T24">Contexto Ambiguo y "Matices" Políticos:</text:span></text:span><text:span text:style-name="T24"> La IA no sabe que el CEO prefiere sacrificar la latencia por la exactitud los lunes, o que una anomalía en las ventas no es un error de carga, sino el resultado de una campaña de marketing secreta de la que no hay registro digital.</text:span></text:p>
        </text:list-item>
        <text:list-item>
          <text:p text:style-name="P26"><text:span text:style-name="Strong_20_Emphasis"><text:span text:style-name="T24">Juicio Ético y Responsabilidad Jurídica:</text:span></text:span><text:span text:style-name="T24"> Una IA no puede asumir la responsabilidad legal de una filtración de datos sensibles (PII). El humano es quien decide el </text:span><text:span text:style-name="Strong_20_Emphasis"><text:span text:style-name="T24">umbral de riesgo</text:span></text:span><text:span text:style-name="T24"> aceptable para la empresa.</text:span></text:p>
        </text:list-item>
        <text:list-item>
          <text:p text:style-name="P26"><text:span text:style-name="Strong_20_Emphasis"><text:span text:style-name="T24">Definición de la "Verdad" (Semántica):</text:span></text:span><text:span text:style-name="T24"> La IA puede unir tablas perfectamente, pero no puede decidir qué métrica define el "éxito" de la empresa este trimestre. Esa </text:span><text:span text:style-name="Strong_20_Emphasis"><text:span text:style-name="T24">definición conceptual</text:span></text:span><text:span text:style-name="T24"> es puramente humana y estratégica.</text:span></text:p>
        </text:list-item>
        <text:list-item>
          <text:p text:style-name="P26"><text:span text:style-name="Strong_20_Emphasis"><text:span text:style-name="T24">Gestión de Stakeholders:</text:span></text:span><text:span text:style-name="T24"> Convencer a un director financiero de que debe cambiar su forma de reportar gastos porque el nuevo pipeline es más eficiente requiere empatía, negociación y confianza, algo que un agente de IA no gener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Arial, sans-serif"/>
    <style:font-face style:name="Google Sans Flex" svg:font-family="'Google Sans Flex', 'Google Sans', 'Helvetica Neue', sans-serif"/>
    <style:font-face style:name="Google Sans Text" svg:font-family="'Google Sans Text', sans-serif"/>
    <style:font-face style:name="Google Sans1" svg:font-family="'Google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8T19:09:55.827728800</meta:creation-date>
    <dc:date>2026-03-15T01:58:34.513354700</dc:date>
    <meta:editing-duration>PT6H9M53S</meta:editing-duration>
    <meta:editing-cycles>6</meta:editing-cycles>
    <meta:generator>LibreOffice/25.8.3.2$Windows_X86_64 LibreOffice_project/8ca8d55c161d602844f5428fa4b58097424e324e</meta:generator>
    <meta:document-statistic meta:table-count="2" meta:image-count="0" meta:object-count="0" meta:page-count="4" meta:paragraph-count="84" meta:word-count="1171" meta:character-count="7557" meta:non-whitespace-character-count="6463"/>
  </office:meta>
</office:document-meta>
</file>